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1028in" svg:height="6.5988in" svg:x="2.4067in" svg:y="2.4362in">
            <draw:object draw:notify-on-update-of-ranges="Sheet1.B9:Sheet1.B1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formula="of:=([.K3]+[.L2])/2"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table:formula="of:=([.L2]+[.M3])/2" office:value-type="float" office:value="61.25" calcext:value-type="float">
            <text:p>61.25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25" calcext:value-type="float">
            <text:p>325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([.K3]+[.J4])/2" office:value-type="float" office:value="139" calcext:value-type="float">
            <text:p>139</text:p>
          </table:table-cell>
          <table:table-cell table:formula="of:=([.J4]+[.L2])/2"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 table:formula="of:=([.L2]+[.N4])/2" office:value-type="float" office:value="46.5" calcext:value-type="float">
            <text:p>46.5</text:p>
          </table:table-cell>
          <table:table-cell table:formula="of:=([.M3]+[.N4])/2" office:value-type="float" office:value="31.75" calcext:value-type="float">
            <text:p>31.7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12"/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([.J4]+[.K7])/2" office:value-type="float" office:value="201.25" calcext:value-type="float">
            <text:p>201.25</text:p>
          </table:table-cell>
          <table:table-cell table:formula="of:=([.J4]+[.L8])/2" office:value-type="float" office:value="242.5" calcext:value-type="float">
            <text:p>242.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325" calcext:value-type="float">
            <text:p>325</text:p>
          </table:table-cell>
          <table:table-cell table:formula="of:=([.L8]+[.M6])/2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13.12" calcext:value-type="float">
            <text:p>313.12</text:p>
          </table:table-cell>
          <table:table-cell table:number-columns-repeated="8"/>
          <table:table-cell table:formula="of:=([.K7]+[.L8])/2" office:value-type="float" office:value="283.75" calcext:value-type="float">
            <text:p>283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13.17" calcext:value-type="float">
            <text:p>313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8.32" calcext:value-type="float">
            <text:p>38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8.8" calcext:value-type="float">
            <text:p>68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7.3" calcext:value-type="float">
            <text:p>67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5.87" calcext:value-type="float">
            <text:p>65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4.33" calcext:value-type="float">
            <text:p>64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0.18" calcext:value-type="float">
            <text:p>70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0.22" calcext:value-type="float">
            <text:p>70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0.03" calcext:value-type="float">
            <text:p>70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9.52" calcext:value-type="float">
            <text:p>69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8.01" calcext:value-type="float">
            <text:p>68.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0.25" calcext:value-type="float">
            <text:p>70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8.98" calcext:value-type="float">
            <text:p>68.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1.27" calcext:value-type="float">
            <text:p>71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1.26" calcext:value-type="float">
            <text:p>71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7.32" calcext:value-type="float">
            <text:p>77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7.27" calcext:value-type="float">
            <text:p>77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7.3" calcext:value-type="float">
            <text:p>77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61" calcext:value-type="float">
            <text:p>76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82" calcext:value-type="float">
            <text:p>76.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8" calcext:value-type="float">
            <text:p>76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42" calcext:value-type="float">
            <text:p>76.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9" calcext:value-type="float">
            <text:p>76.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7.18" calcext:value-type="float">
            <text:p>77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92" calcext:value-type="float">
            <text:p>76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8" calcext:value-type="float">
            <text:p>76.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6.63" calcext:value-type="float">
            <text:p>76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07" calcext:value-type="float">
            <text:p>73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2.92" calcext:value-type="float">
            <text:p>72.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2.16" calcext:value-type="float">
            <text:p>72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1.61" calcext:value-type="float">
            <text:p>71.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2.11" calcext:value-type="float">
            <text:p>72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09" calcext:value-type="float">
            <text:p>73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2.09" calcext:value-type="float">
            <text:p>72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53" calcext:value-type="float">
            <text:p>73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58" calcext:value-type="float">
            <text:p>73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49" calcext:value-type="float">
            <text:p>73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4.02" calcext:value-type="float">
            <text:p>74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37" calcext:value-type="float">
            <text:p>73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05" calcext:value-type="float">
            <text:p>73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45" calcext:value-type="float">
            <text:p>73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37" calcext:value-type="float">
            <text:p>73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21" calcext:value-type="float">
            <text:p>73.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17" calcext:value-type="float">
            <text:p>73.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13" calcext:value-type="float">
            <text:p>73.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2.75" calcext:value-type="float">
            <text:p>72.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57" calcext:value-type="float">
            <text:p>73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3.37" calcext:value-type="float">
            <text:p>73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75.87" calcext:value-type="float">
            <text:p>75.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12.02" calcext:value-type="float">
            <text:p>112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3.79" calcext:value-type="float">
            <text:p>153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89.27" calcext:value-type="float">
            <text:p>189.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85.91" calcext:value-type="float">
            <text:p>185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78.96" calcext:value-type="float">
            <text:p>178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70.29" calcext:value-type="float">
            <text:p>170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8.31" calcext:value-type="float">
            <text:p>168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7.12" calcext:value-type="float">
            <text:p>167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2.43" calcext:value-type="float">
            <text:p>162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2.08" calcext:value-type="float">
            <text:p>152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7.62" calcext:value-type="float">
            <text:p>157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6.05" calcext:value-type="float">
            <text:p>156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0.14" calcext:value-type="float">
            <text:p>160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8.25" calcext:value-type="float">
            <text:p>15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9.66" calcext:value-type="float">
            <text:p>159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1.04" calcext:value-type="float">
            <text:p>161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7.79" calcext:value-type="float">
            <text:p>157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8.25" calcext:value-type="float">
            <text:p>158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9.47" calcext:value-type="float">
            <text:p>159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9.66" calcext:value-type="float">
            <text:p>159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2.11" calcext:value-type="float">
            <text:p>162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6.43" calcext:value-type="float">
            <text:p>156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2.56" calcext:value-type="float">
            <text:p>152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5.46" calcext:value-type="float">
            <text:p>155.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3.5" calcext:value-type="float">
            <text:p>153.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9.69" calcext:value-type="float">
            <text:p>149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0.79" calcext:value-type="float">
            <text:p>150.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4.32" calcext:value-type="float">
            <text:p>154.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3.7" calcext:value-type="float">
            <text:p>153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4.12" calcext:value-type="float">
            <text:p>154.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6.74" calcext:value-type="float">
            <text:p>156.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7.96" calcext:value-type="float">
            <text:p>157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1.4" calcext:value-type="float">
            <text:p>151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1.44" calcext:value-type="float">
            <text:p>141.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2.11" calcext:value-type="float">
            <text:p>142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8.88" calcext:value-type="float">
            <text:p>148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1.06" calcext:value-type="float">
            <text:p>321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32.96" calcext:value-type="float">
            <text:p>33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7.94" calcext:value-type="float">
            <text:p>327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7.31" calcext:value-type="float">
            <text:p>327.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0.09" calcext:value-type="float">
            <text:p>320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5.48" calcext:value-type="float">
            <text:p>325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2.83" calcext:value-type="float">
            <text:p>322.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0.85" calcext:value-type="float">
            <text:p>320.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0.36" calcext:value-type="float">
            <text:p>320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0.94" calcext:value-type="float">
            <text:p>320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19.52" calcext:value-type="float">
            <text:p>319.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19.06" calcext:value-type="float">
            <text:p>319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18.33" calcext:value-type="float">
            <text:p>318.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1.3" calcext:value-type="float">
            <text:p>321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0.76" calcext:value-type="float">
            <text:p>320.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2.38" calcext:value-type="float">
            <text:p>322.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3.51" calcext:value-type="float">
            <text:p>323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3.55" calcext:value-type="float">
            <text:p>323.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4.71" calcext:value-type="float">
            <text:p>324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4.71" calcext:value-type="float">
            <text:p>324.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5.2" calcext:value-type="float">
            <text:p>32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4.43" calcext:value-type="float">
            <text:p>324.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5.18" calcext:value-type="float">
            <text:p>325.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8.09" calcext:value-type="float">
            <text:p>328.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8.11" calcext:value-type="float">
            <text:p>328.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7.78" calcext:value-type="float">
            <text:p>327.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9.77" calcext:value-type="float">
            <text:p>329.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30.02" calcext:value-type="float">
            <text:p>330.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8.07" calcext:value-type="float">
            <text:p>328.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9.29" calcext:value-type="float">
            <text:p>329.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7.59" calcext:value-type="float">
            <text:p>327.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5.7" calcext:value-type="float">
            <text:p>325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7.03" calcext:value-type="float">
            <text:p>327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9.16" calcext:value-type="float">
            <text:p>329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9.26" calcext:value-type="float">
            <text:p>329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9.81" calcext:value-type="float">
            <text:p>329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31.58" calcext:value-type="float">
            <text:p>331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8.94" calcext:value-type="float">
            <text:p>328.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8.37" calcext:value-type="float">
            <text:p>328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5.7" calcext:value-type="float">
            <text:p>325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8.14" calcext:value-type="float">
            <text:p>328.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4.45" calcext:value-type="float">
            <text:p>324.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22.97" calcext:value-type="float">
            <text:p>322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352.63" calcext:value-type="float">
            <text:p>352.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6.89" calcext:value-type="float">
            <text:p>6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9.54" calcext:value-type="float">
            <text:p>9.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1" calcext:value-type="float">
            <text:p>15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36" calcext:value-type="float">
            <text:p>16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.16" calcext:value-type="float">
            <text:p>14.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.47" calcext:value-type="float">
            <text:p>14.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57" calcext:value-type="float">
            <text:p>15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4.95" calcext:value-type="float">
            <text:p>14.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51" calcext:value-type="float">
            <text:p>16.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67" calcext:value-type="float">
            <text:p>16.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99" calcext:value-type="float">
            <text:p>16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66" calcext:value-type="float">
            <text:p>16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97" calcext:value-type="float">
            <text:p>16.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66" calcext:value-type="float">
            <text:p>16.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05" calcext:value-type="float">
            <text:p>16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36" calcext:value-type="float">
            <text:p>16.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69" calcext:value-type="float">
            <text:p>16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37" calcext:value-type="float">
            <text:p>16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05" calcext:value-type="float">
            <text:p>16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89" calcext:value-type="float">
            <text:p>15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57" calcext:value-type="float">
            <text:p>15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05" calcext:value-type="float">
            <text:p>16.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06" calcext:value-type="float">
            <text:p>16.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53" calcext:value-type="float">
            <text:p>16.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89" calcext:value-type="float">
            <text:p>15.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73" calcext:value-type="float">
            <text:p>15.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37" calcext:value-type="float">
            <text:p>16.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57" calcext:value-type="float">
            <text:p>15.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88" calcext:value-type="float">
            <text:p>15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88" calcext:value-type="float">
            <text:p>15.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56" calcext:value-type="float">
            <text:p>15.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04" calcext:value-type="float">
            <text:p>16.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5.91" calcext:value-type="float">
            <text:p>15.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6.69" calcext:value-type="float">
            <text:p>16.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ding (degrees)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12:16:29.313921357</meta:creation-date>
    <dc:date>2016-01-24T13:12:28.191588621</dc:date>
    <meta:editing-duration>PT24M58S</meta:editing-duration>
    <meta:editing-cycles>1</meta:editing-cycles>
    <meta:document-statistic meta:table-count="1" meta:cell-count="37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822cm" svg:height="16.762cm" xlink:href=".." xlink:type="simple" chart:class="chart:scatter" chart:style-name="ch1">
        <chart:plot-area chart:style-name="ch2" table:cell-range-address="Sheet1.B9:Sheet1.B179" svg:x="0.716cm" svg:y="0.335cm" svg:width="34.39cm" svg:height="16.092cm">
          <chartooo:coordinate-region svg:x="1.523cm" svg:y="0.534cm" svg:width="33.303cm" svg:height="15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9:Sheet1.B179" chart:class="chart:scatter"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3.12">
                <text:p>313.12</text:p>
                <draw:g>
                  <svg:desc>Sheet1.B9:Sheet1.B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3.17">
                <text:p>313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32">
                <text:p>38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87">
                <text:p>65.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33">
                <text:p>64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18">
                <text:p>70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.22">
                <text:p>70.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.52">
                <text:p>6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98">
                <text:p>68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27">
                <text:p>71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.26">
                <text:p>71.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27">
                <text:p>77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.61">
                <text:p>76.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82">
                <text:p>76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42">
                <text:p>76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18">
                <text:p>77.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.92">
                <text:p>76.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.63">
                <text:p>76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.07">
                <text:p>73.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2.92">
                <text:p>72.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.16">
                <text:p>72.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.61">
                <text:p>71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.11">
                <text:p>7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.09">
                <text:p>73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.09">
                <text:p>72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.53">
                <text:p>73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.58">
                <text:p>73.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3.49">
                <text:p>73.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.05">
                <text:p>73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.45">
                <text:p>73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3.21">
                <text:p>73.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.17">
                <text:p>73.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3.13">
                <text:p>73.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.75">
                <text:p>72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.57">
                <text:p>73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.02">
                <text:p>112.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3.79">
                <text:p>153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9.27">
                <text:p>189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5.91">
                <text:p>18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8.96">
                <text:p>178.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.29">
                <text:p>170.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31">
                <text:p>168.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7.12">
                <text:p>167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2.43">
                <text:p>162.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.08">
                <text:p>152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.62">
                <text:p>157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6.05">
                <text:p>156.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.14">
                <text:p>160.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.25">
                <text:p>158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9.66">
                <text:p>159.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1.04">
                <text:p>161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.79">
                <text:p>157.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8.25">
                <text:p>158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9.47">
                <text:p>159.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.66">
                <text:p>159.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2.11">
                <text:p>162.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.43">
                <text:p>156.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.56">
                <text:p>152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.46">
                <text:p>155.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3.5">
                <text:p>153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.79">
                <text:p>150.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.32">
                <text:p>154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4.12">
                <text:p>154.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.74">
                <text:p>156.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7.96">
                <text:p>157.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1.44">
                <text:p>141.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.11">
                <text:p>142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.88">
                <text:p>148.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1.06">
                <text:p>321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2.96">
                <text:p>332.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7.94">
                <text:p>327.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7.31">
                <text:p>327.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0.09">
                <text:p>320.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5.48">
                <text:p>325.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2.83">
                <text:p>322.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0.85">
                <text:p>320.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0.36">
                <text:p>320.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0.94">
                <text:p>320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9.52">
                <text:p>319.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9.06">
                <text:p>319.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8.33">
                <text:p>318.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1.3">
                <text:p>321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0.76">
                <text:p>320.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2.38">
                <text:p>322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3.51">
                <text:p>323.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3.55">
                <text:p>323.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4.71">
                <text:p>324.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4.71">
                <text:p>324.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5.2">
                <text:p>32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24.43">
                <text:p>324.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5.18">
                <text:p>325.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8.09">
                <text:p>328.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8.11">
                <text:p>328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7.78">
                <text:p>327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9.77">
                <text:p>329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0.02">
                <text:p>330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8.07">
                <text:p>328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9.29">
                <text:p>329.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7.59">
                <text:p>327.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5.7">
                <text:p>325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7.03">
                <text:p>327.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9.16">
                <text:p>329.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9.26">
                <text:p>329.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9.81">
                <text:p>329.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1.58">
                <text:p>331.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.94">
                <text:p>328.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8.37">
                <text:p>328.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5.7">
                <text:p>325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8.14">
                <text:p>328.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4.45">
                <text:p>324.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2.63">
                <text:p>352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16">
                <text:p>14.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47">
                <text:p>14.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.67">
                <text:p>16.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99">
                <text:p>16.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.53">
                <text:p>16.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89">
                <text:p>15.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57">
                <text:p>15.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91">
                <text:p>15.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